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4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85cm" draw:z-index="0"><draw:image xlink:href="../../odt/images/3023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NOT XOR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">C-</text:span>код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09cm" svg:height="1.67cm" draw:z-index="0"><draw:image xlink:href="../../odt/images/3023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производит операцию поэлементного <text:span text:style-name="T1">NOT XOR (</text:span><text:span text:style-name="T2">ИСКЛЮЧАЮЩЕЕ НЕ-ИЛИ) для входных сигналов</text:span><text:span text:style-name="T3">. По умолчанию блок реализует операцию для двух входных сигналов:</text:span></text:p>
            <text:p text:style-name="P4"><text:span text:style-name="T4"><draw:frame draw:style-name="fr3" draw:name="Объект1" text:anchor-type="as-char" svg:width="8.13cm" svg:height="2.80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,</text:span></text:p>
            <text:p text:style-name="Text_20_body"><text:span text:style-name="T5">где </text:span><text:span text:style-name="T5">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 – выходной сигнал блока (скаляр), <text:s/></text:span><text:span text:style-name="T5"><draw:frame draw:style-name="fr3" draw:name="Объект3" text:anchor-type="as-char" svg:width="2.693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– входные сигналы (скаляры).</text:span></text:p>
            <text:p text:style-name="Text_20_body"><text:span text:style-name="T6">Алгоритм</text:span> работы для количества входных сигналов, <text:span text:style-name="T7">больше</text:span> двух:</text:p>
            <text:p text:style-name="P4"><draw:frame draw:style-name="fr3" draw:name="Object1" text:anchor-type="as-char" svg:width="14.3cm" svg:height="1.312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text:p text:style-name="Text_20_body"><text:span text:style-name="T6">Свойства</text:span>:</text:p>
            <text:list xml:id="list2458721701766627311" text:style-name="L1">
              <text:list-item>
                <text:p text:style-name="P5">Количество портов – указывает количество входных сигналов блока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OT XOR</dc:title>
    <dc:date>2012-03-30T16:13:54.18</dc:date>
    <meta:generator>OpenOffice_Beta/4.1.0$Win32 OpenOffice.org_project/410m14$Build-9760</meta:generator>
    <meta:editing-duration>PT2H5M48S</meta:editing-duration>
    <meta:editing-cycles>102</meta:editing-cycles>
    <meta:document-statistic meta:table-count="1" meta:image-count="2" meta:object-count="4" meta:page-count="1" meta:paragraph-count="13" meta:word-count="60" meta:character-count="411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/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,</mn>
                    </mrow>
                    <mi/>
                    <mi>и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,</mn>
                    </mrow>
                    <mi/>
                    <mi>и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,</mn>
                    </mrow>
                    <mi/>
                    <mi>и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1,</mn>
                    <mi/>
                    <mi mathvariant="italic">если</mi>
                    <mi/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,</mn>
                    </mrow>
                    <mi/>
                    <mi>и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~ u_1(t) = 1, ~и ~u_2(t) = 1;#
alignl 0, ~ если ~ u_1(t) = 1, ~и ~u_2(t) = 0;#
alignl 0, ~ если ~ u_1(t) = 0, ~и ~u_2(t) = 1;#
alignl 1, ~ если ~ u_1(t) = 0, ~и ~u_2(t) = 0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0,</mn>
                    <mi/>
                    <mi mathvariant="italic">если</mi>
                    <mi mathvariant="italic">только</mi>
                    <mi mathvariant="italic">один</mi>
                    <mi mathvariant="italic">из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,</mn>
                    </mrow>
                    <mi/>
                    <mi>а</mi>
                    <mi mathvariant="italic">все</mi>
                    <mi mathvariant="italic">остальные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1,</mn>
                    <mi/>
                    <mi>в</mi>
                    <mi mathvariant="italic">других</mi>
                    <mi mathvariant="italic">случаях.</mi>
                  </mrow>
                </mtd>
              </mtr>
            </mtable>
          </mrow>
        </mrow>
      </mrow>
    </mrow>
    <annotation encoding="StarMath 5.0">y(t) = left lbrace stack{
alignl 0, ~ если только один из ~u_i(t) = 1, ~а все остальные~u_i(t) = 0;#
alignl 1, ~ в других случаях.  }
right none
</annotation>
  </semantics>
</math>
</file>